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6875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3.730625cm" style:use-optimal-column-width="true"/>
    </style:style>
    <style:style style:name="co6" style:family="table-column">
      <style:table-column-properties fo:break-before="auto" style:column-width="5.08cm" style:use-optimal-column-width="true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F_Time_Taken">
        <table:shapes>
          <draw:frame draw:z-index="1" draw:id="id0" draw:style-name="a0" draw:name="Chart 1" svg:x="0in" svg:y="0in" svg:width="10.17562in" svg:height="6.654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FF_Memory_Usage">
        <table:shapes>
          <draw:frame draw:z-index="1" draw:id="id1" draw:style-name="a1" draw:name="Chart 1" svg:x="0in" svg:y="0in" svg:width="10.17562in" svg:height="6.654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FF_Evaluated_States">
        <table:shapes>
          <draw:frame draw:z-index="1" draw:id="id2" draw:style-name="a2" draw:name="Chart 1" svg:x="0in" svg:y="0in" svg:width="10.17562in" svg:height="6.6546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FF Heuristic</text:p>
          </table:table-cell>
          <table:table-cell table:number-columns-repeated="6" table:style-name="ce1"/>
          <table:table-cell office:value-type="string" table:style-name="ce1">
            <text:p>Time Taken</text:p>
          </table:table-cell>
          <table:table-cell table:number-columns-repeated="7" table:style-name="ce1"/>
          <table:table-cell office:value-type="string" table:style-name="ce1">
            <text:p>Number of Evaluated States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9.8904700000000002E-3" table:style-name="ce1">
            <text:p>0.00989047</text:p>
          </table:table-cell>
          <table:table-cell office:value-type="float" office:value="24548" table:style-name="ce1">
            <text:p>24548</text:p>
          </table:table-cell>
          <table:table-cell office:value-type="float" office:value="754" table:style-name="ce1">
            <text:p>754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9.8904700000000002E-3" table:style-name="ce1">
            <text:p>0.00989047</text:p>
          </table:table-cell>
          <table:table-cell office:value-type="float" office:value="2.4103200000000002E-2" table:style-name="ce1">
            <text:p>0.0241032</text:p>
          </table:table-cell>
          <table:table-cell office:value-type="float" office:value="6.0031699999999999" table:style-name="ce1">
            <text:p>6.00317</text:p>
          </table:table-cell>
          <table:table-cell office:value-type="float" office:value="5.9864899999999999" table:style-name="ce1">
            <text:p>5.98649</text:p>
          </table:table-cell>
          <table:table-cell office:value-type="float" office:value="446.47300000000001" table:style-name="ce1">
            <text:p>446.473</text:p>
          </table:table-cell>
          <table:table-cell table:number-columns-repeated="2" table:style-name="ce1"/>
          <table:table-cell office:value-type="string" table:style-name="ce1">
            <text:p>Classical</text:p>
          </table:table-cell>
          <table:table-cell office:value-type="float" office:value="754" table:style-name="ce1">
            <text:p>754</text:p>
          </table:table-cell>
          <table:table-cell office:value-type="float" office:value="4214" table:style-name="ce1">
            <text:p>4214</text:p>
          </table:table-cell>
          <table:table-cell office:value-type="float" office:value="996790" table:style-name="ce1">
            <text:p>996790</text:p>
          </table:table-cell>
          <table:table-cell office:value-type="float" office:value="996790" table:style-name="ce1">
            <text:p>996790</text:p>
          </table:table-cell>
          <table:table-cell office:value-type="float" office:value="28352931" table:style-name="ce1">
            <text:p>2835293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.1809E-2" table:style-name="ce1">
            <text:p>0.011809</text:p>
          </table:table-cell>
          <table:table-cell office:value-type="float" office:value="24684" table:style-name="ce1">
            <text:p>24684</text:p>
          </table:table-cell>
          <table:table-cell office:value-type="float" office:value="1267" table:style-name="ce1">
            <text:p>1267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1.1809E-2" table:style-name="ce1">
            <text:p>0.011809</text:p>
          </table:table-cell>
          <table:table-cell office:value-type="float" office:value="5.4772399999999999E-2" table:style-name="ce1">
            <text:p>0.0547724</text:p>
          </table:table-cell>
          <table:table-cell office:value-type="float" office:value="19.5335" table:style-name="ce1">
            <text:p>19.5335</text:p>
          </table:table-cell>
          <table:table-cell office:value-type="float" office:value="19.836500000000001" table:style-name="ce1">
            <text:p>19.8365</text:p>
          </table:table-cell>
          <table:table-cell table:number-columns-repeated="3" table:style-name="ce1"/>
          <table:table-cell office:value-type="string" table:style-name="ce1">
            <text:p>FSM</text:p>
          </table:table-cell>
          <table:table-cell office:value-type="float" office:value="1267" table:style-name="ce1">
            <text:p>1267</text:p>
          </table:table-cell>
          <table:table-cell office:value-type="float" office:value="9429" table:style-name="ce1">
            <text:p>9429</text:p>
          </table:table-cell>
          <table:table-cell office:value-type="float" office:value="2318638" table:style-name="ce1">
            <text:p>2318638</text:p>
          </table:table-cell>
          <table:table-cell office:value-type="float" office:value="2318638" table:style-name="ce1">
            <text:p>2318638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.4103200000000002E-2" table:style-name="ce1">
            <text:p>0.0241032</text:p>
          </table:table-cell>
          <table:table-cell office:value-type="float" office:value="24832" table:style-name="ce1">
            <text:p>24832</text:p>
          </table:table-cell>
          <table:table-cell office:value-type="float" office:value="4214" table:style-name="ce1">
            <text:p>42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5.4772399999999999E-2" table:style-name="ce1">
            <text:p>0.0547724</text:p>
          </table:table-cell>
          <table:table-cell office:value-type="float" office:value="24996" table:style-name="ce1">
            <text:p>24996</text:p>
          </table:table-cell>
          <table:table-cell office:value-type="float" office:value="9429" table:style-name="ce1">
            <text:p>9429</text:p>
          </table:table-cell>
          <table:table-cell table:style-name="ce1"/>
          <table:table-cell office:value-type="string" table:style-name="ce1">
            <text:p>Memory Us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6.0031699999999999" table:style-name="ce1">
            <text:p>6.00317</text:p>
          </table:table-cell>
          <table:table-cell office:value-type="float" office:value="75004" table:style-name="ce1">
            <text:p>75004</text:p>
          </table:table-cell>
          <table:table-cell office:value-type="float" office:value="996790" table:style-name="ce1">
            <text:p>996790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9.5335" table:style-name="ce1">
            <text:p>19.5335</text:p>
          </table:table-cell>
          <table:table-cell office:value-type="float" office:value="125732" table:style-name="ce1">
            <text:p>125732</text:p>
          </table:table-cell>
          <table:table-cell office:value-type="float" office:value="2318638" table:style-name="ce1">
            <text:p>2318638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24548" table:style-name="ce1">
            <text:p>24548</text:p>
          </table:table-cell>
          <table:table-cell office:value-type="float" office:value="24832" table:style-name="ce1">
            <text:p>24832</text:p>
          </table:table-cell>
          <table:table-cell office:value-type="float" office:value="75004" table:style-name="ce1">
            <text:p>75004</text:p>
          </table:table-cell>
          <table:table-cell office:value-type="float" office:value="75004" table:style-name="ce1">
            <text:p>75004</text:p>
          </table:table-cell>
          <table:table-cell office:value-type="float" office:value="1586228" table:style-name="ce1">
            <text:p>158622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roblem 4 (Classical)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5.9864899999999999" table:style-name="ce1">
            <text:p>5.98649</text:p>
          </table:table-cell>
          <table:table-cell office:value-type="float" office:value="75004" table:style-name="ce1">
            <text:p>75004</text:p>
          </table:table-cell>
          <table:table-cell office:value-type="float" office:value="996790" table:style-name="ce1">
            <text:p>996790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24684" table:style-name="ce1">
            <text:p>24684</text:p>
          </table:table-cell>
          <table:table-cell office:value-type="float" office:value="24996" table:style-name="ce1">
            <text:p>24996</text:p>
          </table:table-cell>
          <table:table-cell office:value-type="float" office:value="125732" table:style-name="ce1">
            <text:p>125732</text:p>
          </table:table-cell>
          <table:table-cell office:value-type="float" office:value="125732" table:style-name="ce1">
            <text:p>12573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roblem 4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9.836500000000001" table:style-name="ce1">
            <text:p>19.8365</text:p>
          </table:table-cell>
          <table:table-cell office:value-type="float" office:value="125732" table:style-name="ce1">
            <text:p>125732</text:p>
          </table:table-cell>
          <table:table-cell office:value-type="float" office:value="2318638" table:style-name="ce1">
            <text:p>23186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5 (Classical)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446.47300000000001" table:style-name="ce1">
            <text:p>446.473</text:p>
          </table:table-cell>
          <table:table-cell office:value-type="float" office:value="1586228" table:style-name="ce1">
            <text:p>1586228</text:p>
          </table:table-cell>
          <table:table-cell office:value-type="float" office:value="28352931" table:style-name="ce1">
            <text:p>283529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5 (FSM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6 (Classica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6 (FSM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mark Cu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7" table:style-name="ce1"/>
          <table:table-cell office:value-type="string" table:style-name="ce1">
            <text:p>Number of Evaluated States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.9136400000000001E-2" table:style-name="ce1">
            <text:p>0.0191364</text:p>
          </table:table-cell>
          <table:table-cell office:value-type="float" office:value="24684" table:style-name="ce1">
            <text:p>24684</text:p>
          </table:table-cell>
          <table:table-cell office:value-type="float" office:value="941" table:style-name="ce1">
            <text:p>941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6.7943799999999999E-2" table:style-name="ce1">
            <text:p>0.0679438</text:p>
          </table:table-cell>
          <table:table-cell office:value-type="float" office:value="24680" table:style-name="ce1">
            <text:p>24680</text:p>
          </table:table-cell>
          <table:table-cell office:value-type="float" office:value="2734" table:style-name="ce1">
            <text:p>2734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1.9136400000000001E-2" table:style-name="ce1">
            <text:p>0.0191364</text:p>
          </table:table-cell>
          <table:table-cell office:value-type="float" office:value="0.1472" table:style-name="ce1">
            <text:p>0.1472</text:p>
          </table:table-cell>
          <table:table-cell office:value-type="float" office:value="140.12299999999999" table:style-name="ce1">
            <text:p>140.123</text:p>
          </table:table-cell>
          <table:table-cell office:value-type="float" office:value="141.25299999999999" table:style-name="ce1">
            <text:p>141.253</text:p>
          </table:table-cell>
          <table:table-cell table:number-columns-repeated="3" table:style-name="ce1"/>
          <table:table-cell office:value-type="string" table:style-name="ce1">
            <text:p>Classica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0.1472" table:style-name="ce1">
            <text:p>0.1472</text:p>
          </table:table-cell>
          <table:table-cell office:value-type="float" office:value="24852" table:style-name="ce1">
            <text:p>24852</text:p>
          </table:table-cell>
          <table:table-cell office:value-type="float" office:value="6348" table:style-name="ce1">
            <text:p>6348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6.7943799999999999E-2" table:style-name="ce1">
            <text:p>0.0679438</text:p>
          </table:table-cell>
          <table:table-cell office:value-type="float" office:value="0.414578" table:style-name="ce1">
            <text:p>0.414578</text:p>
          </table:table-cell>
          <table:table-cell office:value-type="float" office:value="412.22899999999998" table:style-name="ce1">
            <text:p>412.229</text:p>
          </table:table-cell>
          <table:table-cell office:value-type="float" office:value="414.95499999999998" table:style-name="ce1">
            <text:p>414.955</text:p>
          </table:table-cell>
          <table:table-cell table:number-columns-repeated="3" table:style-name="ce1"/>
          <table:table-cell office:value-type="string" table:style-name="ce1">
            <text:p>FSM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0.414578" table:style-name="ce1">
            <text:p>0.414578</text:p>
          </table:table-cell>
          <table:table-cell office:value-type="float" office:value="25212" table:style-name="ce1">
            <text:p>25212</text:p>
          </table:table-cell>
          <table:table-cell office:value-type="float" office:value="14417" table:style-name="ce1">
            <text:p>144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40.12299999999999" table:style-name="ce1">
            <text:p>140.123</text:p>
          </table:table-cell>
          <table:table-cell office:value-type="float" office:value="144072" table:style-name="ce1">
            <text:p>144072</text:p>
          </table:table-cell>
          <table:table-cell office:value-type="float" office:value="3024289" table:style-name="ce1">
            <text:p>3024289</text:p>
          </table:table-cell>
          <table:table-cell table:style-name="ce1"/>
          <table:table-cell office:value-type="string" table:style-name="ce1">
            <text:p>Memory Us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412.22899999999998" table:style-name="ce1">
            <text:p>412.229</text:p>
          </table:table-cell>
          <table:table-cell office:value-type="float" office:value="282752" table:style-name="ce1">
            <text:p>282752</text:p>
          </table:table-cell>
          <table:table-cell office:value-type="float" office:value="6577839" table:style-name="ce1">
            <text:p>6577839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roblem 4 (Classical)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41.25299999999999" table:style-name="ce1">
            <text:p>141.253</text:p>
          </table:table-cell>
          <table:table-cell office:value-type="float" office:value="144072" table:style-name="ce1">
            <text:p>144072</text:p>
          </table:table-cell>
          <table:table-cell office:value-type="float" office:value="3024289" table:style-name="ce1">
            <text:p>3024289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24684" table:style-name="ce1">
            <text:p>24684</text:p>
          </table:table-cell>
          <table:table-cell office:value-type="float" office:value="24852" table:style-name="ce1">
            <text:p>24852</text:p>
          </table:table-cell>
          <table:table-cell office:value-type="float" office:value="144072" table:style-name="ce1">
            <text:p>144072</text:p>
          </table:table-cell>
          <table:table-cell office:value-type="float" office:value="144072" table:style-name="ce1">
            <text:p>14407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roblem 4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414.95499999999998" table:style-name="ce1">
            <text:p>414.955</text:p>
          </table:table-cell>
          <table:table-cell office:value-type="float" office:value="282752" table:style-name="ce1">
            <text:p>282752</text:p>
          </table:table-cell>
          <table:table-cell office:value-type="float" office:value="6577839" table:style-name="ce1">
            <text:p>6577839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24680" table:style-name="ce1">
            <text:p>24680</text:p>
          </table:table-cell>
          <table:table-cell office:value-type="float" office:value="25212" table:style-name="ce1">
            <text:p>25212</text:p>
          </table:table-cell>
          <table:table-cell office:value-type="float" office:value="282752" table:style-name="ce1">
            <text:p>282752</text:p>
          </table:table-cell>
          <table:table-cell office:value-type="float" office:value="282752" table:style-name="ce1">
            <text:p>28275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roblem 5 (Classica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5 (FSM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6 (Classica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6 (FSM)</text:p>
          </table:table-cell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0:00:36Z</meta:creation-date>
    <dc:date>2021-04-21T01:42:37Z</dc:date>
    <meta:editing-cycles>6</meta:editing-cycles>
    <meta:editing-duration>PT101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Time Taken for Depot problems to generate a plan using A* search with FF heuristics (within 30 min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2:.$N$2"/>
          </chart:axis>
          <chart:axis chart:dimension="y" chart:name="primary-y" chart:style-name="Axs1">
            <chart:title chart:style-name="AT01">
              <text:p text:style-name="a1" text:class-names="" text:cond-style-name="">Time (sec)</text:p>
            </chart:title>
            <chart:grid chart:class="major" chart:style-name="GMa1"/>
          </chart:axis>
          <chart:series chart:label-cell-address="Sheet1.$H$3" chart:values-cell-range-address="Sheet1.$I$3:.$N$3" chart:class="chart:line" chart:attached-axis="primary-y" chart:style-name="G0S0">
            <chart:data-point chart:repeated="6"/>
          </chart:series>
          <chart:series chart:label-cell-address="Sheet1.$H$4" chart:values-cell-range-address="Sheet1.$I$4:.$N$4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Memory Usage of Depot domain using A* search and FF heuristic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7:.$N$7"/>
          </chart:axis>
          <chart:axis chart:dimension="y" chart:name="primary-y" chart:style-name="Axs1">
            <chart:title chart:style-name="AT01">
              <text:p text:style-name="a1" text:class-names="" text:cond-style-name="">Memory (KB)</text:p>
            </chart:title>
            <chart:grid chart:class="major" chart:style-name="GMa1"/>
          </chart:axis>
          <chart:series chart:label-cell-address="Sheet1.$H$8" chart:values-cell-range-address="Sheet1.$I$8:.$N$8" chart:class="chart:line" chart:attached-axis="primary-y" chart:style-name="G0S0">
            <chart:data-point chart:repeated="6"/>
          </chart:series>
          <chart:series chart:label-cell-address="Sheet1.$H$9" chart:values-cell-range-address="Sheet1.$I$9:.$N$9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Number of Evaluated States for Depot domain using A* search and FF heuristics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Q$2:.$V$2"/>
          </chart:axis>
          <chart:axis chart:dimension="y" chart:name="primary-y" chart:style-name="Axs1">
            <chart:title chart:style-name="AT01">
              <text:p text:style-name="a1" text:class-names="" text:cond-style-name="">Number of evaluated states</text:p>
            </chart:title>
            <chart:grid chart:class="major" chart:style-name="GMa1"/>
          </chart:axis>
          <chart:series chart:label-cell-address="Sheet1.$P$3" chart:values-cell-range-address="Sheet1.$Q$3:.$V$3" chart:class="chart:line" chart:attached-axis="primary-y" chart:style-name="G0S0">
            <chart:data-point chart:repeated="6"/>
          </chart:series>
          <chart:series chart:label-cell-address="Sheet1.$P$4" chart:values-cell-range-address="Sheet1.$Q$4:.$V$4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